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Grabber.grabAuthContext( Node node , UserBean u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extGrabber.grab( Authentic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